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2b69" officeooo:paragraph-rsid="00042b69"/>
    </style:style>
    <style:style style:name="P2" style:family="paragraph" style:parent-style-name="Standard">
      <style:text-properties officeooo:rsid="0005d42f" officeooo:paragraph-rsid="0005d42f"/>
    </style:style>
    <style:style style:name="P3" style:family="paragraph" style:parent-style-name="Standard">
      <style:text-properties officeooo:rsid="0007db92" officeooo:paragraph-rsid="0007db92"/>
    </style:style>
    <style:style style:name="P4" style:family="paragraph" style:parent-style-name="Standard">
      <style:text-properties fo:font-weight="bold" officeooo:rsid="00042b69" officeooo:paragraph-rsid="00042b69" style:font-weight-asian="bold" style:font-weight-complex="bold"/>
    </style:style>
    <style:style style:name="P5" style:family="paragraph" style:parent-style-name="Standard">
      <style:text-properties fo:font-weight="bold" officeooo:rsid="0005d42f" officeooo:paragraph-rsid="0005d42f" style:font-weight-asian="bold" style:font-weight-complex="bold"/>
    </style:style>
    <style:style style:name="P6" style:family="paragraph" style:parent-style-name="Standard">
      <style:text-properties fo:font-weight="bold" officeooo:rsid="0005d42f" officeooo:paragraph-rsid="0006df30" style:font-weight-asian="bold" style:font-weight-complex="bold"/>
    </style:style>
    <style:style style:name="P7" style:family="paragraph" style:parent-style-name="Standard">
      <style:paragraph-properties fo:text-align="center" style:justify-single-word="false"/>
      <style:text-properties fo:font-size="15pt" fo:font-weight="bold" officeooo:rsid="00042b69" officeooo:paragraph-rsid="00042b69" fo:background-color="#ffff00" style:font-size-asian="15pt" style:font-weight-asian="bold" style:font-size-complex="15pt" style:font-weight-complex="bold"/>
    </style:style>
    <style:style style:name="P8" style:family="paragraph" style:parent-style-name="Standard">
      <style:text-properties style:text-underline-style="solid" style:text-underline-width="auto" style:text-underline-color="font-color" fo:font-weight="bold" officeooo:rsid="00042b69" officeooo:paragraph-rsid="00042b69" style:font-weight-asian="bold" style:font-weight-complex="bold"/>
    </style:style>
    <style:style style:name="T1" style:family="text">
      <style:text-properties officeooo:rsid="0005d42f"/>
    </style:style>
    <style:style style:name="T2" style:family="text">
      <style:text-properties officeooo:rsid="0006df30"/>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diting DB table fields and fix the error on SIB web form.</text:p>
      <text:p text:style-name="P1"/>
      <text:p text:style-name="P1"><text:span text:style-name="T4">Problem:</text:span> When users were trying to save info in this form (<text:a xlink:type="simple" xlink:href="http://sib.illinois.edu/absrf_forms/new" text:style-name="Internet_20_link" text:visited-style-name="Visited_20_Internet_20_Link">http://sib.illinois.edu/absrf_forms/new</text:a>), it was showing them an error message without describing what the error is. Hence they were not able to save their form after multiple attempts.</text:p>
      <text:p text:style-name="P1"/>
      <text:p text:style-name="P8">Solution Steps:</text:p>
      <text:p text:style-name="P1"/>
      <text:p text:style-name="P1">1. First we need to find out what the error message is. Since the web page doesn't really say anything about the error, we need to look for the error in the logs.</text:p>
      <text:p text:style-name="P1">Logs location: <text:span text:style-name="T3">/rails/sib/log</text:span></text:p>
      <text:p text:style-name="P1"/>
      <text:p text:style-name="P1">Here you will see several log files. Check for the date in the person's email and look for the log file around that date. Note that the log files are zip files (.gz) and when u unzip them, they change the date of the log to current date. We do not want this to happen. We want to extract and see the log file, without actually changing its date. To do this, do the following:</text:p>
      <text:p text:style-name="P1"/>
      <text:p text:style-name="P4"># zcat production.log.1.gz &gt; production.log.1</text:p>
      <text:p text:style-name="P4"># gvim production.log.1</text:p>
      <text:p text:style-name="P1"># <text:span text:style-name="T1">Search through the log to see the error description for the user and the date that error was reported</text:span></text:p>
      <text:p text:style-name="P1"/>
      <text:p text:style-name="P2">In this case, the problem was with the database table fields. The address field was limited 30 character and whenever a user tried to enter more than that, it would throw an error. To fix this, we had to change the field length to allow more characters. To change the fields in DB, log into mysql:</text:p>
      <text:p text:style-name="P2"/>
      <text:p text:style-name="P5"># mysql -u root -p sib_production</text:p>
      <text:p text:style-name="P5"># Pass: Pine4pple!</text:p>
      <text:p text:style-name="P5"># use database sib_production;</text:p>
      <text:p text:style-name="P5"># show tables;</text:p>
      <text:p text:style-name="P5"># describe absrf_forms;</text:p>
      <text:p text:style-name="P3"># before you alter the table and modify the fields, you need to do a mysqldump on the table. Check for this step with someone, before going ahead with the table modify.</text:p>
      <text:p text:style-name="P5"># alter table modify address1 varchar(255);</text:p>
      <text:p text:style-name="P2"><text:tab/>--<text:span text:style-name="T2">alternatively to modify multiple columns at the same time:</text:span></text:p>
      <text:p text:style-name="P6"># alter table modify address1 varchar(255), modify address<text:span text:style-name="T2">2</text:span> varchar(255), modify <text:span text:style-name="T2">name</text:span> varchar(255);</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09:32:03.476938356</meta:creation-date>
    <dc:date>2015-03-31T10:24:17.907131122</dc:date>
    <meta:editing-duration>PT6M52S</meta:editing-duration>
    <meta:editing-cycles>5</meta:editing-cycles>
    <meta:generator>LibreOffice/4.3.3.2$Linux_X86_64 LibreOffice_project/430m0$Build-2</meta:generator>
    <meta:document-statistic meta:table-count="0" meta:image-count="0" meta:object-count="0" meta:page-count="1" meta:paragraph-count="19" meta:word-count="325" meta:character-count="1840" meta:non-whitespace-character-count="1534"/>
  </office:meta>
</office:document-meta>
</file>